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FS Artemisia" svg:font-family="'GFS Artemisia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92mm"/>
    </style:style>
    <style:style style:name="co3" style:family="table-column">
      <style:table-column-properties fo:break-before="auto" style:column-width="25.98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28.22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19.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FS Artemis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GFS Artemisia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" style:family="table-cell" style:parent-style-name="Default">
      <style:text-properties style:font-name="GFS Artemisia" fo:font-size="13pt" style:font-size-asian="13pt" style:font-size-complex="13pt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FS Artemisia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FS Artemisia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FS Artemisia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" style:family="table-cell" style:parent-style-name="Default" style:data-style-name="N3">
      <style:text-properties style:font-name="Linux Libertine Display O" fo:font-size="13pt" style:font-size-asian="13pt" style:font-size-complex="13pt"/>
    </style:style>
    <style:style style:name="ce8" style:family="table-cell" style:parent-style-name="Default">
      <style:text-properties style:font-name="Linux Libertine Display O"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FS Artemisia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" style:family="table-cell" style:parent-style-name="Default" style:data-style-name="N11">
      <style:text-properties style:font-name="Linux Libertine Display O" fo:font-size="13pt" style:font-size-asian="13pt" style:font-size-complex="13pt"/>
    </style:style>
    <style:style style:name="ce11" style:family="table-cell" style:parent-style-name="Default" style:data-style-name="N116">
      <style:text-properties style:font-name="Linux Libertine Display O" fo:font-size="13pt" style:font-size-asian="13pt" style:font-size-complex="13pt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4"/>
        <table:table-column table:style-name="co2" table:default-cell-style-name="ce4"/>
        <table:table-column table:style-name="co1" table:default-cell-style-name="ce3"/>
        <table:table-column table:style-name="co3" table:default-cell-style-name="ce7"/>
        <table:table-column table:style-name="co4" table:default-cell-style-name="ce7"/>
        <table:table-column table:style-name="co1" table:default-cell-style-name="ce11"/>
        <table:table-column table:style-name="co5" table:default-cell-style-name="ce7"/>
        <table:table-column table:style-name="co1" table:default-cell-style-name="ce11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>
            <text:p>Summary Mapping statistics per library </text:p>
          </table:table-cell>
          <table:table-cell table:style-name="ce3" table:number-columns-repeated="2"/>
          <table:table-cell/>
          <table:table-cell table:style-name="ce5" office:value-type="string" calcext:value-type="string" table:number-columns-spanned="3" table:number-rows-spanned="1">
            <text:p>Bowtie mapping stats </text:p>
          </table:table-cell>
          <table:covered-table-cell table:number-columns-repeated="2" table:style-name="ce9"/>
          <table:table-cell table:style-name="ce3" table:number-columns-repeated="2"/>
          <table:table-cell table:style-name="Default"/>
          <table:table-cell/>
        </table:table-row>
        <table:table-row table:style-name="ro2">
          <table:table-cell table:style-name="ce2"/>
          <table:table-cell table:style-name="ce2" office:value-type="string" calcext:value-type="string">
            <text:p>Closed loop protein</text:p>
          </table:table-cell>
          <table:table-cell table:style-name="ce2" office:value-type="string" calcext:value-type="string">
            <text:p>internal reference</text:p>
          </table:table-cell>
          <table:table-cell table:style-name="ce2" office:value-type="string" calcext:value-type="string">
            <text:p>library type</text:p>
          </table:table-cell>
          <table:table-cell table:style-name="ce6" office:value-type="string" calcext:value-type="string">
            <text:p>total sequenced reads</text:p>
          </table:table-cell>
          <table:table-cell table:style-name="ce6" office:value-type="string" calcext:value-type="string">
            <text:p>unique_mapping (reads used)</text:p>
          </table:table-cell>
          <table:table-cell table:style-name="ce2" office:value-type="string" calcext:value-type="string">
            <text:p>unique (%)</text:p>
          </table:table-cell>
          <table:table-cell table:style-name="ce6" office:value-type="string" calcext:value-type="string">
            <text:p>non unique mapping</text:p>
          </table:table-cell>
          <table:table-cell table:style-name="ce6" office:value-type="string" calcext:value-type="string">
            <text:p>non_unique (%)</text:p>
          </table:table-cell>
          <table:table-cell table:style-name="ce12" table:number-columns-repeated="2"/>
        </table:table-row>
        <table:table-row table:style-name="ro1">
          <table:table-cell/>
          <table:table-cell office:value-type="string" calcext:value-type="string">
            <text:p>4E</text:p>
          </table:table-cell>
          <table:table-cell office:value-type="string" calcext:value-type="string">
            <text:p>eIF4E-1-Tot</text:p>
          </table:table-cell>
          <table:table-cell office:value-type="string" calcext:value-type="string">
            <text:p>Total</text:p>
          </table:table-cell>
          <table:table-cell office:value-type="float" office:value="60840822" calcext:value-type="float">
            <text:p>60,840,822</text:p>
          </table:table-cell>
          <table:table-cell office:value-type="float" office:value="12355714" calcext:value-type="float">
            <text:p>12,355,714</text:p>
          </table:table-cell>
          <table:table-cell table:style-name="ce10" office:value-type="percentage" office:value="0.2031" calcext:value-type="percentage">
            <text:p>20.31%</text:p>
          </table:table-cell>
          <table:table-cell office:value-type="float" office:value="27554627" calcext:value-type="float">
            <text:p>27,554,627</text:p>
          </table:table-cell>
          <table:table-cell table:style-name="ce10" office:value-type="percentage" office:value="0.4529" calcext:value-type="percentage">
            <text:p>45.29%</text:p>
          </table:table-cell>
          <table:table-cell table:formula="of:=[.E4]-[.F4]-[.H4]" office:value-type="float" office:value="16254691" calcext:value-type="float">
            <text:p>16,254,6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E</text:p>
          </table:table-cell>
          <table:table-cell office:value-type="string" calcext:value-type="string">
            <text:p>eIF4E-1-IP</text:p>
          </table:table-cell>
          <table:table-cell office:value-type="string" calcext:value-type="string">
            <text:p>IP</text:p>
          </table:table-cell>
          <table:table-cell office:value-type="float" office:value="54979417" calcext:value-type="float">
            <text:p>54,979,417</text:p>
          </table:table-cell>
          <table:table-cell office:value-type="float" office:value="18295978" calcext:value-type="float">
            <text:p>18,295,978</text:p>
          </table:table-cell>
          <table:table-cell office:value-type="percentage" office:value="0.3328" calcext:value-type="percentage">
            <text:p>33.3%</text:p>
          </table:table-cell>
          <table:table-cell office:value-type="float" office:value="20428748" calcext:value-type="float">
            <text:p>20,428,748</text:p>
          </table:table-cell>
          <table:table-cell office:value-type="percentage" office:value="0.3716" calcext:value-type="percentage">
            <text:p>37.2%</text:p>
          </table:table-cell>
          <table:table-cell table:formula="of:=[.E4]-[.F4]-[.H4]" office:value-type="float" office:value="16254691" calcext:value-type="float">
            <text:p>16,254,6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E</text:p>
          </table:table-cell>
          <table:table-cell office:value-type="string" calcext:value-type="string">
            <text:p>eIF4E-2-Tot</text:p>
          </table:table-cell>
          <table:table-cell office:value-type="string" calcext:value-type="string">
            <text:p>Total</text:p>
          </table:table-cell>
          <table:table-cell office:value-type="float" office:value="41542733" calcext:value-type="float">
            <text:p>41,542,733</text:p>
          </table:table-cell>
          <table:table-cell office:value-type="float" office:value="7777957" calcext:value-type="float">
            <text:p>7,777,957</text:p>
          </table:table-cell>
          <table:table-cell office:value-type="percentage" office:value="0.1872" calcext:value-type="percentage">
            <text:p>18.7%</text:p>
          </table:table-cell>
          <table:table-cell office:value-type="float" office:value="20626848" calcext:value-type="float">
            <text:p>20,626,848</text:p>
          </table:table-cell>
          <table:table-cell office:value-type="percentage" office:value="0.4965" calcext:value-type="percentage">
            <text:p>49.7%</text:p>
          </table:table-cell>
          <table:table-cell table:formula="of:=[.E5]-[.F5]-[.H5]" office:value-type="float" office:value="13137928" calcext:value-type="float">
            <text:p>13,137,9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E</text:p>
          </table:table-cell>
          <table:table-cell office:value-type="string" calcext:value-type="string">
            <text:p>eIF4E-2-IP</text:p>
          </table:table-cell>
          <table:table-cell office:value-type="string" calcext:value-type="string">
            <text:p>IP</text:p>
          </table:table-cell>
          <table:table-cell office:value-type="float" office:value="34795958" calcext:value-type="float">
            <text:p>34,795,958</text:p>
          </table:table-cell>
          <table:table-cell office:value-type="float" office:value="7935670" calcext:value-type="float">
            <text:p>7,935,670</text:p>
          </table:table-cell>
          <table:table-cell office:value-type="percentage" office:value="0.2281" calcext:value-type="percentage">
            <text:p>22.8%</text:p>
          </table:table-cell>
          <table:table-cell office:value-type="float" office:value="14718425" calcext:value-type="float">
            <text:p>14,718,425</text:p>
          </table:table-cell>
          <table:table-cell office:value-type="percentage" office:value="0.423" calcext:value-type="percentage">
            <text:p>42.3%</text:p>
          </table:table-cell>
          <table:table-cell table:formula="of:=[.E6]-[.F6]-[.H6]" office:value-type="float" office:value="12141863" calcext:value-type="float">
            <text:p>12,141,8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E</text:p>
          </table:table-cell>
          <table:table-cell office:value-type="string" calcext:value-type="string">
            <text:p>eIF4E-3-Total</text:p>
          </table:table-cell>
          <table:table-cell office:value-type="string" calcext:value-type="string">
            <text:p>Total</text:p>
          </table:table-cell>
          <table:table-cell office:value-type="float" office:value="8646617" calcext:value-type="float">
            <text:p>8,646,617</text:p>
          </table:table-cell>
          <table:table-cell office:value-type="float" office:value="1833390" calcext:value-type="float">
            <text:p>1,833,390</text:p>
          </table:table-cell>
          <table:table-cell office:value-type="percentage" office:value="0.212" calcext:value-type="percentage">
            <text:p>21.2%</text:p>
          </table:table-cell>
          <table:table-cell office:value-type="float" office:value="4288854" calcext:value-type="float">
            <text:p>4,288,854</text:p>
          </table:table-cell>
          <table:table-cell office:value-type="percentage" office:value="0.496" calcext:value-type="percentage">
            <text:p>49.6%</text:p>
          </table:table-cell>
          <table:table-cell table:formula="of:=[.E7]-[.F7]-[.H7]" office:value-type="float" office:value="2524373" calcext:value-type="float">
            <text:p>2,524,3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E</text:p>
          </table:table-cell>
          <table:table-cell office:value-type="string" calcext:value-type="string">
            <text:p>eIF4E-3-IP</text:p>
          </table:table-cell>
          <table:table-cell office:value-type="string" calcext:value-type="string">
            <text:p>IP</text:p>
          </table:table-cell>
          <table:table-cell office:value-type="float" office:value="14244612" calcext:value-type="float">
            <text:p>14,244,612</text:p>
          </table:table-cell>
          <table:table-cell office:value-type="float" office:value="4016081" calcext:value-type="float">
            <text:p>4,016,081</text:p>
          </table:table-cell>
          <table:table-cell office:value-type="percentage" office:value="0.2819" calcext:value-type="percentage">
            <text:p>28.2%</text:p>
          </table:table-cell>
          <table:table-cell office:value-type="float" office:value="5450002" calcext:value-type="float">
            <text:p>5,450,002</text:p>
          </table:table-cell>
          <table:table-cell office:value-type="percentage" office:value="0.3826" calcext:value-type="percentage">
            <text:p>38.3%</text:p>
          </table:table-cell>
          <table:table-cell table:formula="of:=[.E8]-[.F8]-[.H8]" office:value-type="float" office:value="4778529" calcext:value-type="float">
            <text:p>4,778,5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G1</text:p>
          </table:table-cell>
          <table:table-cell office:value-type="string" calcext:value-type="string">
            <text:p>eIF4G1-1-Tot</text:p>
          </table:table-cell>
          <table:table-cell office:value-type="string" calcext:value-type="string">
            <text:p>Total</text:p>
          </table:table-cell>
          <table:table-cell office:value-type="float" office:value="85923282" calcext:value-type="float">
            <text:p>85,923,282</text:p>
          </table:table-cell>
          <table:table-cell office:value-type="float" office:value="20893626" calcext:value-type="float">
            <text:p>20,893,626</text:p>
          </table:table-cell>
          <table:table-cell office:value-type="percentage" office:value="0.2432" calcext:value-type="percentage">
            <text:p>24.3%</text:p>
          </table:table-cell>
          <table:table-cell office:value-type="float" office:value="29110305" calcext:value-type="float">
            <text:p>29,110,305</text:p>
          </table:table-cell>
          <table:table-cell office:value-type="percentage" office:value="0.3388" calcext:value-type="percentage">
            <text:p>33.9%</text:p>
          </table:table-cell>
          <table:table-cell table:formula="of:=[.E9]-[.F9]-[.H9]" office:value-type="float" office:value="35919351" calcext:value-type="float">
            <text:p>35,919,3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G1</text:p>
          </table:table-cell>
          <table:table-cell office:value-type="string" calcext:value-type="string">
            <text:p>eIF4G1-1-IP</text:p>
          </table:table-cell>
          <table:table-cell office:value-type="string" calcext:value-type="string">
            <text:p>IP</text:p>
          </table:table-cell>
          <table:table-cell office:value-type="float" office:value="67706798" calcext:value-type="float">
            <text:p>67,706,798</text:p>
          </table:table-cell>
          <table:table-cell office:value-type="float" office:value="19309914" calcext:value-type="float">
            <text:p>19,309,914</text:p>
          </table:table-cell>
          <table:table-cell office:value-type="percentage" office:value="0.2852" calcext:value-type="percentage">
            <text:p>28.5%</text:p>
          </table:table-cell>
          <table:table-cell office:value-type="float" office:value="27597880" calcext:value-type="float">
            <text:p>27,597,880</text:p>
          </table:table-cell>
          <table:table-cell office:value-type="percentage" office:value="0.4076" calcext:value-type="percentage">
            <text:p>40.8%</text:p>
          </table:table-cell>
          <table:table-cell table:formula="of:=[.E10]-[.F10]-[.H10]" office:value-type="float" office:value="20799004" calcext:value-type="float">
            <text:p>20,799,0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G1</text:p>
          </table:table-cell>
          <table:table-cell office:value-type="string" calcext:value-type="string">
            <text:p>eIF4G1-tot2</text:p>
          </table:table-cell>
          <table:table-cell office:value-type="string" calcext:value-type="string">
            <text:p>Total</text:p>
          </table:table-cell>
          <table:table-cell office:value-type="float" office:value="21712408" calcext:value-type="float">
            <text:p>21,712,408</text:p>
          </table:table-cell>
          <table:table-cell office:value-type="float" office:value="5213984" calcext:value-type="float">
            <text:p>5,213,984</text:p>
          </table:table-cell>
          <table:table-cell office:value-type="percentage" office:value="0.2401" calcext:value-type="percentage">
            <text:p>24.0%</text:p>
          </table:table-cell>
          <table:table-cell office:value-type="float" office:value="10761760" calcext:value-type="float">
            <text:p>10,761,760</text:p>
          </table:table-cell>
          <table:table-cell office:value-type="percentage" office:value="0.4957" calcext:value-type="percentage">
            <text:p>49.6%</text:p>
          </table:table-cell>
          <table:table-cell table:formula="of:=[.E11]-[.F11]-[.H11]" office:value-type="float" office:value="5736664" calcext:value-type="float">
            <text:p>5,736,6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G1</text:p>
          </table:table-cell>
          <table:table-cell office:value-type="string" calcext:value-type="string">
            <text:p>eIF4G1-IP-2</text:p>
          </table:table-cell>
          <table:table-cell office:value-type="string" calcext:value-type="string">
            <text:p>IP</text:p>
          </table:table-cell>
          <table:table-cell office:value-type="float" office:value="17894246" calcext:value-type="float">
            <text:p>17,894,246</text:p>
          </table:table-cell>
          <table:table-cell office:value-type="float" office:value="5362713" calcext:value-type="float">
            <text:p>5,362,713</text:p>
          </table:table-cell>
          <table:table-cell office:value-type="percentage" office:value="0.2997" calcext:value-type="percentage">
            <text:p>30.0%</text:p>
          </table:table-cell>
          <table:table-cell office:value-type="float" office:value="7449997" calcext:value-type="float">
            <text:p>7,449,997</text:p>
          </table:table-cell>
          <table:table-cell office:value-type="percentage" office:value="0.4163" calcext:value-type="percentage">
            <text:p>41.6%</text:p>
          </table:table-cell>
          <table:table-cell table:formula="of:=[.E12]-[.F12]-[.H12]" office:value-type="float" office:value="5081536" calcext:value-type="float">
            <text:p>5,081,5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G1</text:p>
          </table:table-cell>
          <table:table-cell office:value-type="string" calcext:value-type="string">
            <text:p>eIF4G1-3-Tot</text:p>
          </table:table-cell>
          <table:table-cell office:value-type="string" calcext:value-type="string">
            <text:p>Total</text:p>
          </table:table-cell>
          <table:table-cell office:value-type="float" office:value="57120020" calcext:value-type="float">
            <text:p>57,120,020</text:p>
          </table:table-cell>
          <table:table-cell office:value-type="float" office:value="12421085" calcext:value-type="float">
            <text:p>12,421,085</text:p>
          </table:table-cell>
          <table:table-cell office:value-type="percentage" office:value="0.2175" calcext:value-type="percentage">
            <text:p>21.8%</text:p>
          </table:table-cell>
          <table:table-cell office:value-type="float" office:value="29000793" calcext:value-type="float">
            <text:p>29,000,793</text:p>
          </table:table-cell>
          <table:table-cell office:value-type="percentage" office:value="0.5077" calcext:value-type="percentage">
            <text:p>50.8%</text:p>
          </table:table-cell>
          <table:table-cell table:formula="of:=[.E13]-[.F13]-[.H13]" office:value-type="float" office:value="15698142" calcext:value-type="float">
            <text:p>15,698,1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G1</text:p>
          </table:table-cell>
          <table:table-cell office:value-type="string" calcext:value-type="string">
            <text:p>eIF4G1-3-IP</text:p>
          </table:table-cell>
          <table:table-cell office:value-type="string" calcext:value-type="string">
            <text:p>IP</text:p>
          </table:table-cell>
          <table:table-cell office:value-type="float" office:value="51077396" calcext:value-type="float">
            <text:p>51,077,396</text:p>
          </table:table-cell>
          <table:table-cell office:value-type="float" office:value="15019737" calcext:value-type="float">
            <text:p>15,019,737</text:p>
          </table:table-cell>
          <table:table-cell office:value-type="percentage" office:value="0.2941" calcext:value-type="percentage">
            <text:p>29.4%</text:p>
          </table:table-cell>
          <table:table-cell office:value-type="float" office:value="20251570" calcext:value-type="float">
            <text:p>20,251,570</text:p>
          </table:table-cell>
          <table:table-cell office:value-type="percentage" office:value="0.3965" calcext:value-type="percentage">
            <text:p>39.7%</text:p>
          </table:table-cell>
          <table:table-cell table:formula="of:=[.E14]-[.F14]-[.H14]" office:value-type="float" office:value="15806089" calcext:value-type="float">
            <text:p>15,806,0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G2</text:p>
          </table:table-cell>
          <table:table-cell office:value-type="string" calcext:value-type="string">
            <text:p>eIF4G2-1-total</text:p>
          </table:table-cell>
          <table:table-cell office:value-type="string" calcext:value-type="string">
            <text:p>Total</text:p>
          </table:table-cell>
          <table:table-cell office:value-type="float" office:value="39462192" calcext:value-type="float">
            <text:p>39,462,192</text:p>
          </table:table-cell>
          <table:table-cell office:value-type="float" office:value="9528991" calcext:value-type="float">
            <text:p>9,528,991</text:p>
          </table:table-cell>
          <table:table-cell office:value-type="percentage" office:value="0.2415" calcext:value-type="percentage">
            <text:p>24.2%</text:p>
          </table:table-cell>
          <table:table-cell office:value-type="float" office:value="22439271" calcext:value-type="float">
            <text:p>22,439,271</text:p>
          </table:table-cell>
          <table:table-cell office:value-type="percentage" office:value="0.5686" calcext:value-type="percentage">
            <text:p>56.9%</text:p>
          </table:table-cell>
          <table:table-cell table:formula="of:=[.E15]-[.F15]-[.H15]" office:value-type="float" office:value="7493930" calcext:value-type="float">
            <text:p>7,493,9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G2</text:p>
          </table:table-cell>
          <table:table-cell office:value-type="string" calcext:value-type="string">
            <text:p>eIF4G2-1-IP</text:p>
          </table:table-cell>
          <table:table-cell office:value-type="string" calcext:value-type="string">
            <text:p>IP</text:p>
          </table:table-cell>
          <table:table-cell office:value-type="float" office:value="35099555" calcext:value-type="float">
            <text:p>35,099,555</text:p>
          </table:table-cell>
          <table:table-cell office:value-type="float" office:value="8933335" calcext:value-type="float">
            <text:p>8,933,335</text:p>
          </table:table-cell>
          <table:table-cell office:value-type="percentage" office:value="0.2545" calcext:value-type="percentage">
            <text:p>25.5%</text:p>
          </table:table-cell>
          <table:table-cell office:value-type="float" office:value="19828334" calcext:value-type="float">
            <text:p>19,828,334</text:p>
          </table:table-cell>
          <table:table-cell office:value-type="percentage" office:value="0.5649" calcext:value-type="percentage">
            <text:p>56.5%</text:p>
          </table:table-cell>
          <table:table-cell table:formula="of:=[.E16]-[.F16]-[.H16]" office:value-type="float" office:value="6337886" calcext:value-type="float">
            <text:p>6,337,8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G2</text:p>
          </table:table-cell>
          <table:table-cell office:value-type="string" calcext:value-type="string">
            <text:p>eIF4G2-Total-2</text:p>
          </table:table-cell>
          <table:table-cell office:value-type="string" calcext:value-type="string">
            <text:p>Total</text:p>
          </table:table-cell>
          <table:table-cell office:value-type="float" office:value="78883402" calcext:value-type="float">
            <text:p>78,883,402</text:p>
          </table:table-cell>
          <table:table-cell office:value-type="float" office:value="4209561" calcext:value-type="float">
            <text:p>4,209,561</text:p>
          </table:table-cell>
          <table:table-cell office:value-type="percentage" office:value="0.0534" calcext:value-type="percentage">
            <text:p>5.3%</text:p>
          </table:table-cell>
          <table:table-cell office:value-type="float" office:value="33093460" calcext:value-type="float">
            <text:p>33,093,460</text:p>
          </table:table-cell>
          <table:table-cell office:value-type="percentage" office:value="0.4195" calcext:value-type="percentage">
            <text:p>42.0%</text:p>
          </table:table-cell>
          <table:table-cell table:formula="of:=[.E17]-[.F17]-[.H17]" office:value-type="float" office:value="41580381" calcext:value-type="float">
            <text:p>41,580,3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G2</text:p>
          </table:table-cell>
          <table:table-cell office:value-type="string" calcext:value-type="string">
            <text:p>eIF4G2-IP-2</text:p>
          </table:table-cell>
          <table:table-cell office:value-type="string" calcext:value-type="string">
            <text:p>IP</text:p>
          </table:table-cell>
          <table:table-cell office:value-type="float" office:value="98329594" calcext:value-type="float">
            <text:p>98,329,594</text:p>
          </table:table-cell>
          <table:table-cell office:value-type="float" office:value="14362655" calcext:value-type="float">
            <text:p>14,362,655</text:p>
          </table:table-cell>
          <table:table-cell office:value-type="percentage" office:value="0.1461" calcext:value-type="percentage">
            <text:p>14.6%</text:p>
          </table:table-cell>
          <table:table-cell office:value-type="float" office:value="41188413" calcext:value-type="float">
            <text:p>41,188,413</text:p>
          </table:table-cell>
          <table:table-cell office:value-type="percentage" office:value="0.4189" calcext:value-type="percentage">
            <text:p>41.9%</text:p>
          </table:table-cell>
          <table:table-cell table:formula="of:=[.E18]-[.F18]-[.H18]" office:value-type="float" office:value="42778526" calcext:value-type="float">
            <text:p>42,778,5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G2</text:p>
          </table:table-cell>
          <table:table-cell office:value-type="string" calcext:value-type="string">
            <text:p>eIF4G2-Total-3</text:p>
          </table:table-cell>
          <table:table-cell office:value-type="string" calcext:value-type="string">
            <text:p>Total</text:p>
          </table:table-cell>
          <table:table-cell office:value-type="float" office:value="102298324" calcext:value-type="float">
            <text:p>102,298,324</text:p>
          </table:table-cell>
          <table:table-cell office:value-type="float" office:value="8383434" calcext:value-type="float">
            <text:p>8,383,434</text:p>
          </table:table-cell>
          <table:table-cell office:value-type="percentage" office:value="0.082" calcext:value-type="percentage">
            <text:p>8.2%</text:p>
          </table:table-cell>
          <table:table-cell office:value-type="float" office:value="59517645" calcext:value-type="float">
            <text:p>59,517,645</text:p>
          </table:table-cell>
          <table:table-cell office:value-type="percentage" office:value="0.5818" calcext:value-type="percentage">
            <text:p>58.2%</text:p>
          </table:table-cell>
          <table:table-cell table:formula="of:=[.E19]-[.F19]-[.H19]" office:value-type="float" office:value="34397245" calcext:value-type="float">
            <text:p>34,397,2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G2</text:p>
          </table:table-cell>
          <table:table-cell office:value-type="string" calcext:value-type="string">
            <text:p>eIF4G2-IP-3</text:p>
          </table:table-cell>
          <table:table-cell office:value-type="string" calcext:value-type="string">
            <text:p>IP</text:p>
          </table:table-cell>
          <table:table-cell office:value-type="float" office:value="81579874" calcext:value-type="float">
            <text:p>81,579,874</text:p>
          </table:table-cell>
          <table:table-cell office:value-type="float" office:value="33047454" calcext:value-type="float">
            <text:p>33,047,454</text:p>
          </table:table-cell>
          <table:table-cell office:value-type="percentage" office:value="0.4051" calcext:value-type="percentage">
            <text:p>40.5%</text:p>
          </table:table-cell>
          <table:table-cell office:value-type="float" office:value="20738575" calcext:value-type="float">
            <text:p>20,738,575</text:p>
          </table:table-cell>
          <table:table-cell office:value-type="percentage" office:value="0.2542" calcext:value-type="percentage">
            <text:p>25.4%</text:p>
          </table:table-cell>
          <table:table-cell table:formula="of:=[.E20]-[.F20]-[.H20]" office:value-type="float" office:value="27793845" calcext:value-type="float">
            <text:p>27,793,8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B1</text:p>
          </table:table-cell>
          <table:table-cell office:value-type="string" calcext:value-type="string">
            <text:p>Pab1-Total-1</text:p>
          </table:table-cell>
          <table:table-cell office:value-type="string" calcext:value-type="string">
            <text:p>Total</text:p>
          </table:table-cell>
          <table:table-cell office:value-type="float" office:value="69553262" calcext:value-type="float">
            <text:p>69,553,262</text:p>
          </table:table-cell>
          <table:table-cell office:value-type="float" office:value="5944937" calcext:value-type="float">
            <text:p>5,944,937</text:p>
          </table:table-cell>
          <table:table-cell office:value-type="percentage" office:value="0.0855" calcext:value-type="percentage">
            <text:p>8.6%</text:p>
          </table:table-cell>
          <table:table-cell office:value-type="float" office:value="31515284" calcext:value-type="float">
            <text:p>31,515,284</text:p>
          </table:table-cell>
          <table:table-cell office:value-type="percentage" office:value="0.4531" calcext:value-type="percentage">
            <text:p>45.3%</text:p>
          </table:table-cell>
          <table:table-cell table:formula="of:=[.E21]-[.F21]-[.H21]" office:value-type="float" office:value="32093041" calcext:value-type="float">
            <text:p>32,093,0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B1</text:p>
          </table:table-cell>
          <table:table-cell office:value-type="string" calcext:value-type="string">
            <text:p>Pab1-IP-1</text:p>
          </table:table-cell>
          <table:table-cell office:value-type="string" calcext:value-type="string">
            <text:p>IP</text:p>
          </table:table-cell>
          <table:table-cell office:value-type="float" office:value="72121920" calcext:value-type="float">
            <text:p>72,121,920</text:p>
          </table:table-cell>
          <table:table-cell office:value-type="float" office:value="7947498" calcext:value-type="float">
            <text:p>7,947,498</text:p>
          </table:table-cell>
          <table:table-cell office:value-type="percentage" office:value="0.1102" calcext:value-type="percentage">
            <text:p>11.0%</text:p>
          </table:table-cell>
          <table:table-cell office:value-type="float" office:value="37439164" calcext:value-type="float">
            <text:p>37,439,164</text:p>
          </table:table-cell>
          <table:table-cell office:value-type="percentage" office:value="0.5191" calcext:value-type="percentage">
            <text:p>51.9%</text:p>
          </table:table-cell>
          <table:table-cell table:formula="of:=[.E22]-[.F22]-[.H22]" office:value-type="float" office:value="26735258" calcext:value-type="float">
            <text:p>26,735,2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B1</text:p>
          </table:table-cell>
          <table:table-cell office:value-type="string" calcext:value-type="string">
            <text:p>Pab1-Total-2</text:p>
          </table:table-cell>
          <table:table-cell office:value-type="string" calcext:value-type="string">
            <text:p>Total</text:p>
          </table:table-cell>
          <table:table-cell office:value-type="float" office:value="88450427" calcext:value-type="float">
            <text:p>88,450,427</text:p>
          </table:table-cell>
          <table:table-cell office:value-type="float" office:value="5159917" calcext:value-type="float">
            <text:p>5,159,917</text:p>
          </table:table-cell>
          <table:table-cell office:value-type="percentage" office:value="0.0583" calcext:value-type="percentage">
            <text:p>5.8%</text:p>
          </table:table-cell>
          <table:table-cell office:value-type="float" office:value="47475854" calcext:value-type="float">
            <text:p>47,475,854</text:p>
          </table:table-cell>
          <table:table-cell office:value-type="percentage" office:value="0.5368" calcext:value-type="percentage">
            <text:p>53.7%</text:p>
          </table:table-cell>
          <table:table-cell table:formula="of:=[.E23]-[.F23]-[.H23]" office:value-type="float" office:value="35814656" calcext:value-type="float">
            <text:p>35,814,6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B1</text:p>
          </table:table-cell>
          <table:table-cell office:value-type="string" calcext:value-type="string">
            <text:p>Pab1-IP-2</text:p>
          </table:table-cell>
          <table:table-cell office:value-type="string" calcext:value-type="string">
            <text:p>IP</text:p>
          </table:table-cell>
          <table:table-cell office:value-type="float" office:value="71368975" calcext:value-type="float">
            <text:p>71,368,975</text:p>
          </table:table-cell>
          <table:table-cell office:value-type="float" office:value="14425705" calcext:value-type="float">
            <text:p>14,425,705</text:p>
          </table:table-cell>
          <table:table-cell office:value-type="percentage" office:value="0.2021" calcext:value-type="percentage">
            <text:p>20.2%</text:p>
          </table:table-cell>
          <table:table-cell office:value-type="float" office:value="30462868" calcext:value-type="float">
            <text:p>30,462,868</text:p>
          </table:table-cell>
          <table:table-cell office:value-type="percentage" office:value="0.4268" calcext:value-type="percentage">
            <text:p>42.7%</text:p>
          </table:table-cell>
          <table:table-cell table:formula="of:=[.E24]-[.F24]-[.H24]" office:value-type="float" office:value="26480402" calcext:value-type="float">
            <text:p>26,480,4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B1</text:p>
          </table:table-cell>
          <table:table-cell office:value-type="string" calcext:value-type="string">
            <text:p>Pab1-Total-3</text:p>
          </table:table-cell>
          <table:table-cell office:value-type="string" calcext:value-type="string">
            <text:p>Total</text:p>
          </table:table-cell>
          <table:table-cell office:value-type="float" office:value="84066464" calcext:value-type="float">
            <text:p>84,066,464</text:p>
          </table:table-cell>
          <table:table-cell office:value-type="float" office:value="5710863" calcext:value-type="float">
            <text:p>5,710,863</text:p>
          </table:table-cell>
          <table:table-cell office:value-type="percentage" office:value="0.0679" calcext:value-type="percentage">
            <text:p>6.8%</text:p>
          </table:table-cell>
          <table:table-cell office:value-type="float" office:value="46756657" calcext:value-type="float">
            <text:p>46,756,657</text:p>
          </table:table-cell>
          <table:table-cell office:value-type="percentage" office:value="0.5562" calcext:value-type="percentage">
            <text:p>55.6%</text:p>
          </table:table-cell>
          <table:table-cell table:formula="of:=[.E25]-[.F25]-[.H25]" office:value-type="float" office:value="31598944" calcext:value-type="float">
            <text:p>31,598,9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B1</text:p>
          </table:table-cell>
          <table:table-cell office:value-type="string" calcext:value-type="string">
            <text:p>Pab1-IP-3</text:p>
          </table:table-cell>
          <table:table-cell office:value-type="string" calcext:value-type="string">
            <text:p>IP</text:p>
          </table:table-cell>
          <table:table-cell office:value-type="float" office:value="78391662" calcext:value-type="float">
            <text:p>78,391,662</text:p>
          </table:table-cell>
          <table:table-cell office:value-type="float" office:value="19865699" calcext:value-type="float">
            <text:p>19,865,699</text:p>
          </table:table-cell>
          <table:table-cell office:value-type="percentage" office:value="0.2534" calcext:value-type="percentage">
            <text:p>25.3%</text:p>
          </table:table-cell>
          <table:table-cell office:value-type="float" office:value="31773481" calcext:value-type="float">
            <text:p>31,773,481</text:p>
          </table:table-cell>
          <table:table-cell office:value-type="percentage" office:value="0.4053" calcext:value-type="percentage">
            <text:p>40.5%</text:p>
          </table:table-cell>
          <table:table-cell table:formula="of:=[.E26]-[.F26]-[.H26]" office:value-type="float" office:value="26752482" calcext:value-type="float">
            <text:p>26,752,4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F20</text:p>
          </table:table-cell>
          <table:table-cell office:value-type="string" calcext:value-type="string">
            <text:p>Caf20-Tot-1</text:p>
          </table:table-cell>
          <table:table-cell office:value-type="string" calcext:value-type="string">
            <text:p>Total</text:p>
          </table:table-cell>
          <table:table-cell office:value-type="float" office:value="52698317" calcext:value-type="float">
            <text:p>52,698,317</text:p>
          </table:table-cell>
          <table:table-cell office:value-type="float" office:value="6719531" calcext:value-type="float">
            <text:p>6,719,531</text:p>
          </table:table-cell>
          <table:table-cell office:value-type="percentage" office:value="0.1275" calcext:value-type="percentage">
            <text:p>12.8%</text:p>
          </table:table-cell>
          <table:table-cell office:value-type="float" office:value="23311478" calcext:value-type="float">
            <text:p>23,311,478</text:p>
          </table:table-cell>
          <table:table-cell office:value-type="percentage" office:value="0.4424" calcext:value-type="percentage">
            <text:p>44.2%</text:p>
          </table:table-cell>
          <table:table-cell table:formula="of:=[.E27]-[.F27]-[.H27]" office:value-type="float" office:value="22667308" calcext:value-type="float">
            <text:p>22,667,3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F20</text:p>
          </table:table-cell>
          <table:table-cell office:value-type="string" calcext:value-type="string">
            <text:p>Caf20-IP-1</text:p>
          </table:table-cell>
          <table:table-cell office:value-type="string" calcext:value-type="string">
            <text:p>IP</text:p>
          </table:table-cell>
          <table:table-cell office:value-type="float" office:value="34481337" calcext:value-type="float">
            <text:p>34,481,337</text:p>
          </table:table-cell>
          <table:table-cell office:value-type="float" office:value="4089189" calcext:value-type="float">
            <text:p>4,089,189</text:p>
          </table:table-cell>
          <table:table-cell office:value-type="percentage" office:value="0.1186" calcext:value-type="percentage">
            <text:p>11.9%</text:p>
          </table:table-cell>
          <table:table-cell office:value-type="float" office:value="15522025" calcext:value-type="float">
            <text:p>15,522,025</text:p>
          </table:table-cell>
          <table:table-cell office:value-type="percentage" office:value="0.4502" calcext:value-type="percentage">
            <text:p>45.0%</text:p>
          </table:table-cell>
          <table:table-cell table:formula="of:=[.E28]-[.F28]-[.H28]" office:value-type="float" office:value="14870123" calcext:value-type="float">
            <text:p>14,870,1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F20</text:p>
          </table:table-cell>
          <table:table-cell office:value-type="string" calcext:value-type="string">
            <text:p>Caf20-Tot-2</text:p>
          </table:table-cell>
          <table:table-cell office:value-type="string" calcext:value-type="string">
            <text:p>Total</text:p>
          </table:table-cell>
          <table:table-cell office:value-type="float" office:value="73976847" calcext:value-type="float">
            <text:p>73,976,847</text:p>
          </table:table-cell>
          <table:table-cell office:value-type="float" office:value="9008441" calcext:value-type="float">
            <text:p>9,008,441</text:p>
          </table:table-cell>
          <table:table-cell office:value-type="percentage" office:value="0.1218" calcext:value-type="percentage">
            <text:p>12.2%</text:p>
          </table:table-cell>
          <table:table-cell office:value-type="float" office:value="37178967" calcext:value-type="float">
            <text:p>37,178,967</text:p>
          </table:table-cell>
          <table:table-cell office:value-type="percentage" office:value="0.5026" calcext:value-type="percentage">
            <text:p>50.3%</text:p>
          </table:table-cell>
          <table:table-cell table:formula="of:=[.E29]-[.F29]-[.H29]" office:value-type="float" office:value="27789439" calcext:value-type="float">
            <text:p>27,789,4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F20</text:p>
          </table:table-cell>
          <table:table-cell office:value-type="string" calcext:value-type="string">
            <text:p>Caf20-IP-2</text:p>
          </table:table-cell>
          <table:table-cell office:value-type="string" calcext:value-type="string">
            <text:p>IP</text:p>
          </table:table-cell>
          <table:table-cell office:value-type="float" office:value="96561655" calcext:value-type="float">
            <text:p>96,561,655</text:p>
          </table:table-cell>
          <table:table-cell office:value-type="float" office:value="24354625" calcext:value-type="float">
            <text:p>24,354,625</text:p>
          </table:table-cell>
          <table:table-cell office:value-type="percentage" office:value="0.2522" calcext:value-type="percentage">
            <text:p>25.2%</text:p>
          </table:table-cell>
          <table:table-cell office:value-type="float" office:value="33088967" calcext:value-type="float">
            <text:p>33,088,967</text:p>
          </table:table-cell>
          <table:table-cell office:value-type="percentage" office:value="0.3427" calcext:value-type="percentage">
            <text:p>34.3%</text:p>
          </table:table-cell>
          <table:table-cell table:formula="of:=[.E30]-[.F30]-[.H30]" office:value-type="float" office:value="39118063" calcext:value-type="float">
            <text:p>39,118,0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F20</text:p>
          </table:table-cell>
          <table:table-cell office:value-type="string" calcext:value-type="string">
            <text:p>Caf20-Tot-3</text:p>
          </table:table-cell>
          <table:table-cell office:value-type="string" calcext:value-type="string">
            <text:p>Total</text:p>
          </table:table-cell>
          <table:table-cell office:value-type="float" office:value="43494807" calcext:value-type="float">
            <text:p>43,494,807</text:p>
          </table:table-cell>
          <table:table-cell office:value-type="float" office:value="7440999" calcext:value-type="float">
            <text:p>7,440,999</text:p>
          </table:table-cell>
          <table:table-cell office:value-type="percentage" office:value="0.1711" calcext:value-type="percentage">
            <text:p>17.1%</text:p>
          </table:table-cell>
          <table:table-cell office:value-type="float" office:value="16478959" calcext:value-type="float">
            <text:p>16,478,959</text:p>
          </table:table-cell>
          <table:table-cell office:value-type="percentage" office:value="0.3789" calcext:value-type="percentage">
            <text:p>37.9%</text:p>
          </table:table-cell>
          <table:table-cell table:formula="of:=[.E31]-[.F31]-[.H31]" office:value-type="float" office:value="19574849" calcext:value-type="float">
            <text:p>19,574,8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F20</text:p>
          </table:table-cell>
          <table:table-cell office:value-type="string" calcext:value-type="string">
            <text:p>Caf20-IP-3</text:p>
          </table:table-cell>
          <table:table-cell office:value-type="string" calcext:value-type="string">
            <text:p>IP</text:p>
          </table:table-cell>
          <table:table-cell office:value-type="float" office:value="53871992" calcext:value-type="float">
            <text:p>53,871,992</text:p>
          </table:table-cell>
          <table:table-cell office:value-type="float" office:value="4793730" calcext:value-type="float">
            <text:p>4,793,730</text:p>
          </table:table-cell>
          <table:table-cell office:value-type="percentage" office:value="0.089" calcext:value-type="percentage">
            <text:p>8.9%</text:p>
          </table:table-cell>
          <table:table-cell office:value-type="float" office:value="23521346" calcext:value-type="float">
            <text:p>23,521,346</text:p>
          </table:table-cell>
          <table:table-cell office:value-type="percentage" office:value="0.4366" calcext:value-type="percentage">
            <text:p>43.7%</text:p>
          </table:table-cell>
          <table:table-cell table:formula="of:=[.E32]-[.F32]-[.H32]" office:value-type="float" office:value="25556916" calcext:value-type="float">
            <text:p>25,556,9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P1</text:p>
          </table:table-cell>
          <table:table-cell office:value-type="string" calcext:value-type="string">
            <text:p>Eap1-total-1</text:p>
          </table:table-cell>
          <table:table-cell office:value-type="string" calcext:value-type="string">
            <text:p>Total</text:p>
          </table:table-cell>
          <table:table-cell office:value-type="float" office:value="50245348" calcext:value-type="float">
            <text:p>50,245,348</text:p>
          </table:table-cell>
          <table:table-cell office:value-type="float" office:value="6169219" calcext:value-type="float">
            <text:p>6,169,219</text:p>
          </table:table-cell>
          <table:table-cell office:value-type="percentage" office:value="0.1228" calcext:value-type="percentage">
            <text:p>12.3%</text:p>
          </table:table-cell>
          <table:table-cell office:value-type="float" office:value="18781224" calcext:value-type="float">
            <text:p>18,781,224</text:p>
          </table:table-cell>
          <table:table-cell office:value-type="percentage" office:value="0.3738" calcext:value-type="percentage">
            <text:p>37.4%</text:p>
          </table:table-cell>
          <table:table-cell table:formula="of:=[.E33]-[.F33]-[.H33]" office:value-type="float" office:value="25294905" calcext:value-type="float">
            <text:p>25,294,9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P1</text:p>
          </table:table-cell>
          <table:table-cell office:value-type="string" calcext:value-type="string">
            <text:p>Eap1-IP-1</text:p>
          </table:table-cell>
          <table:table-cell office:value-type="string" calcext:value-type="string">
            <text:p>IP</text:p>
          </table:table-cell>
          <table:table-cell office:value-type="float" office:value="50008391" calcext:value-type="float">
            <text:p>50,008,391</text:p>
          </table:table-cell>
          <table:table-cell office:value-type="float" office:value="8381229" calcext:value-type="float">
            <text:p>8,381,229</text:p>
          </table:table-cell>
          <table:table-cell office:value-type="percentage" office:value="0.1676" calcext:value-type="percentage">
            <text:p>16.8%</text:p>
          </table:table-cell>
          <table:table-cell office:value-type="float" office:value="13978729" calcext:value-type="float">
            <text:p>13,978,729</text:p>
          </table:table-cell>
          <table:table-cell office:value-type="percentage" office:value="0.2795" calcext:value-type="percentage">
            <text:p>28.0%</text:p>
          </table:table-cell>
          <table:table-cell table:formula="of:=[.E34]-[.F34]-[.H34]" office:value-type="float" office:value="27648433" calcext:value-type="float">
            <text:p>27,648,4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P1</text:p>
          </table:table-cell>
          <table:table-cell office:value-type="string" calcext:value-type="string">
            <text:p>Eap1-total-2</text:p>
          </table:table-cell>
          <table:table-cell office:value-type="string" calcext:value-type="string">
            <text:p>Total</text:p>
          </table:table-cell>
          <table:table-cell office:value-type="float" office:value="34784350" calcext:value-type="float">
            <text:p>34,784,350</text:p>
          </table:table-cell>
          <table:table-cell office:value-type="float" office:value="4333007" calcext:value-type="float">
            <text:p>4,333,007</text:p>
          </table:table-cell>
          <table:table-cell office:value-type="percentage" office:value="0.1246" calcext:value-type="percentage">
            <text:p>12.5%</text:p>
          </table:table-cell>
          <table:table-cell office:value-type="float" office:value="12787707" calcext:value-type="float">
            <text:p>12,787,707</text:p>
          </table:table-cell>
          <table:table-cell office:value-type="percentage" office:value="0.3676" calcext:value-type="percentage">
            <text:p>36.8%</text:p>
          </table:table-cell>
          <table:table-cell table:formula="of:=[.E35]-[.F35]-[.H35]" office:value-type="float" office:value="17663636" calcext:value-type="float">
            <text:p>17,663,6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P1</text:p>
          </table:table-cell>
          <table:table-cell office:value-type="string" calcext:value-type="string">
            <text:p>Eap1-IP-2</text:p>
          </table:table-cell>
          <table:table-cell office:value-type="string" calcext:value-type="string">
            <text:p>IP</text:p>
          </table:table-cell>
          <table:table-cell office:value-type="float" office:value="46022435" calcext:value-type="float">
            <text:p>46,022,435</text:p>
          </table:table-cell>
          <table:table-cell office:value-type="float" office:value="3247144" calcext:value-type="float">
            <text:p>3,247,144</text:p>
          </table:table-cell>
          <table:table-cell office:value-type="percentage" office:value="0.0706" calcext:value-type="percentage">
            <text:p>7.1%</text:p>
          </table:table-cell>
          <table:table-cell office:value-type="float" office:value="15891497" calcext:value-type="float">
            <text:p>15,891,497</text:p>
          </table:table-cell>
          <table:table-cell office:value-type="percentage" office:value="0.3453" calcext:value-type="percentage">
            <text:p>34.5%</text:p>
          </table:table-cell>
          <table:table-cell table:formula="of:=[.E36]-[.F36]-[.H36]" office:value-type="float" office:value="26883794" calcext:value-type="float">
            <text:p>26,883,7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P1</text:p>
          </table:table-cell>
          <table:table-cell office:value-type="string" calcext:value-type="string">
            <text:p>Eap1-total-3</text:p>
          </table:table-cell>
          <table:table-cell office:value-type="string" calcext:value-type="string">
            <text:p>Total</text:p>
          </table:table-cell>
          <table:table-cell office:value-type="float" office:value="64535041" calcext:value-type="float">
            <text:p>64,535,041</text:p>
          </table:table-cell>
          <table:table-cell office:value-type="float" office:value="2089256" calcext:value-type="float">
            <text:p>2,089,256</text:p>
          </table:table-cell>
          <table:table-cell office:value-type="percentage" office:value="0.0324" calcext:value-type="percentage">
            <text:p>3.2%</text:p>
          </table:table-cell>
          <table:table-cell office:value-type="float" office:value="26800222" calcext:value-type="float">
            <text:p>26,800,222</text:p>
          </table:table-cell>
          <table:table-cell office:value-type="percentage" office:value="0.4153" calcext:value-type="percentage">
            <text:p>41.5%</text:p>
          </table:table-cell>
          <table:table-cell table:formula="of:=[.E37]-[.F37]-[.H37]" office:value-type="float" office:value="35645563" calcext:value-type="float">
            <text:p>35,645,5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P1</text:p>
          </table:table-cell>
          <table:table-cell office:value-type="string" calcext:value-type="string">
            <text:p>Eap1-IP-3</text:p>
          </table:table-cell>
          <table:table-cell office:value-type="string" calcext:value-type="string">
            <text:p>IP</text:p>
          </table:table-cell>
          <table:table-cell office:value-type="float" office:value="64329768" calcext:value-type="float">
            <text:p>64,329,768</text:p>
          </table:table-cell>
          <table:table-cell office:value-type="float" office:value="5732961" calcext:value-type="float">
            <text:p>5,732,961</text:p>
          </table:table-cell>
          <table:table-cell office:value-type="percentage" office:value="0.0891" calcext:value-type="percentage">
            <text:p>8.9%</text:p>
          </table:table-cell>
          <table:table-cell office:value-type="float" office:value="22184765" calcext:value-type="float">
            <text:p>22,184,765</text:p>
          </table:table-cell>
          <table:table-cell office:value-type="percentage" office:value="0.3449" calcext:value-type="percentage">
            <text:p>34.5%</text:p>
          </table:table-cell>
          <table:table-cell table:formula="of:=[.E38]-[.F38]-[.H38]" office:value-type="float" office:value="36412042" calcext:value-type="float">
            <text:p>36,412,042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/>
          <table:table-cell table:style-name="ce8" table:number-columns-repeated="6"/>
          <table:table-cell/>
        </table:table-row>
        <table:table-row table:style-name="ro1">
          <table:table-cell/>
          <table:table-cell table:style-name="ce3" table:number-columns-repeated="2"/>
          <table:table-cell table:style-name="ce4" office:value-type="string" calcext:value-type="string">
            <text:p>Average</text:p>
          </table:table-cell>
          <table:table-cell table:formula="of:=AVERAGE([.E3:.E38])" office:value-type="float" office:value="57808340.2222222" calcext:value-type="float">
            <text:p>57,808,340</text:p>
          </table:table-cell>
          <table:table-cell table:formula="of:=AVERAGE([.F3:.F38])" office:value-type="float" office:value="9842089.69444445" calcext:value-type="float">
            <text:p>9,842,090</text:p>
          </table:table-cell>
          <table:table-cell table:formula="of:=AVERAGE([.G3:.G38])" office:value-type="percentage" office:value="0.179783333333333" calcext:value-type="percentage">
            <text:p>18.0%</text:p>
          </table:table-cell>
          <table:table-cell table:formula="of:=AVERAGE([.H3:.H38])" office:value-type="float" office:value="24972075.0277778" calcext:value-type="float">
            <text:p>24,972,075</text:p>
          </table:table-cell>
          <table:table-cell table:formula="of:=AVERAGE([.I3:.I38])" office:value-type="percentage" office:value="0.432505555555556" calcext:value-type="percentage">
            <text:p>43.3%</text:p>
          </table:table-cell>
          <table:table-cell table:style-name="ce8"/>
          <table:table-cell/>
        </table:table-row>
        <table:table-row table:style-name="ro1">
          <table:table-cell/>
          <table:table-cell table:style-name="ce3" table:number-columns-repeated="2"/>
          <table:table-cell table:style-name="ce4" office:value-type="string" calcext:value-type="string">
            <text:p>Standard Dev</text:p>
          </table:table-cell>
          <table:table-cell table:formula="of:=STDEV([.E3:.E38])" office:value-type="float" office:value="24170010.8071789" calcext:value-type="float">
            <text:p>24,170,011</text:p>
          </table:table-cell>
          <table:table-cell table:formula="of:=STDEV([.F3:.F38])" office:value-type="float" office:value="6959676.42061052" calcext:value-type="float">
            <text:p>6,959,676</text:p>
          </table:table-cell>
          <table:table-cell table:formula="of:=STDEV([.G3:.G38])" office:value-type="percentage" office:value="0.0911695892279876" calcext:value-type="percentage">
            <text:p>9.1%</text:p>
          </table:table-cell>
          <table:table-cell table:formula="of:=STDEV([.H3:.H38])" office:value-type="float" office:value="12121858.717635" calcext:value-type="float">
            <text:p>12,121,859</text:p>
          </table:table-cell>
          <table:table-cell table:formula="of:=STDEV([.I3:.I38])" office:value-type="percentage" office:value="0.0799508597092862" calcext:value-type="percentage">
            <text:p>8.0%</text:p>
          </table:table-cell>
          <table:table-cell table:style-name="ce8"/>
          <table:table-cell/>
        </table:table-row>
        <table:table-row table:style-name="ro1">
          <table:table-cell/>
          <table:table-cell table:style-name="ce3" table:number-columns-repeated="2"/>
          <table:table-cell table:style-name="ce4" office:value-type="string" calcext:value-type="string">
            <text:p>Min</text:p>
          </table:table-cell>
          <table:table-cell table:formula="of:=MIN([.E3:.E38])" office:value-type="float" office:value="8646617" calcext:value-type="float">
            <text:p>8,646,617</text:p>
          </table:table-cell>
          <table:table-cell table:formula="of:=MIN([.F3:.F38])" office:value-type="float" office:value="1833390" calcext:value-type="float">
            <text:p>1,833,390</text:p>
          </table:table-cell>
          <table:table-cell table:formula="of:=MIN([.G3:.G38])" office:value-type="percentage" office:value="0.0324" calcext:value-type="percentage">
            <text:p>3.2%</text:p>
          </table:table-cell>
          <table:table-cell table:formula="of:=MIN([.H3:.H38])" office:value-type="float" office:value="4288854" calcext:value-type="float">
            <text:p>4,288,854</text:p>
          </table:table-cell>
          <table:table-cell table:formula="of:=MIN([.I3:.I38])" office:value-type="percentage" office:value="0.2542" calcext:value-type="percentage">
            <text:p>25.4%</text:p>
          </table:table-cell>
          <table:table-cell table:style-name="ce8"/>
          <table:table-cell/>
        </table:table-row>
        <table:table-row table:style-name="ro1">
          <table:table-cell/>
          <table:table-cell table:style-name="ce3" table:number-columns-repeated="2"/>
          <table:table-cell table:style-name="ce4" office:value-type="string" calcext:value-type="string">
            <text:p>Max</text:p>
          </table:table-cell>
          <table:table-cell table:formula="of:=MAX([.E3:.E38])" office:value-type="float" office:value="102298324" calcext:value-type="float">
            <text:p>102,298,324</text:p>
          </table:table-cell>
          <table:table-cell table:formula="of:=MAX([.F3:.F38])" office:value-type="float" office:value="33047454" calcext:value-type="float">
            <text:p>33,047,454</text:p>
          </table:table-cell>
          <table:table-cell table:formula="of:=MAX([.G3:.G38])" office:value-type="percentage" office:value="0.4051" calcext:value-type="percentage">
            <text:p>40.5%</text:p>
          </table:table-cell>
          <table:table-cell table:formula="of:=MAX([.H3:.H38])" office:value-type="float" office:value="59517645" calcext:value-type="float">
            <text:p>59,517,645</text:p>
          </table:table-cell>
          <table:table-cell table:formula="of:=MAX([.I3:.I38])" office:value-type="percentage" office:value="0.5818" calcext:value-type="percentage">
            <text:p>58.2%</text:p>
          </table:table-cell>
          <table:table-cell table:style-name="ce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FS Artemisia" svg:font-family="'GFS Artemisia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fill-character> </loext:fill-character>
      <number:text>- </number:text>
    </number:number-style>
    <number:text-style style:name="N10121" number:language="en" number:country="GB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1:05:51.688550752</meta:creation-date>
    <dc:date>2017-04-18T11:06:26.097305855</dc:date>
    <meta:editing-duration>PT34S</meta:editing-duration>
    <meta:editing-cycles>1</meta:editing-cycles>
    <meta:document-statistic meta:table-count="1" meta:cell-count="358" meta:object-count="0"/>
    <meta:generator>LibreOffice/5.1.6.2$Linux_X86_64 LibreOffice_project/10m0$Build-2</meta:generator>
  </office:meta>
</office:document-meta>
</file>